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 Grid Params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ims 1-9</text:p>
          </table:table-cell>
          <table:table-cell table:style-name="Default"/>
          <table:table-cell table:number-columns-repeated="6"/>
          <table:table-cell office:value-type="string" calcext:value-type="string">
            <text:p>Resul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73264079666382" calcext:value-type="float">
            <text:p>0.17326407966638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2769627871566" calcext:value-type="float">
            <text:p>0.232769627871566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1600378751345" calcext:value-type="float">
            <text:p>0.201600378751345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1312146948283" calcext:value-type="float">
            <text:p>0.191312146948283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8128947836114" calcext:value-type="float">
            <text:p>0.19812894783611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295940392432419" calcext:value-type="float">
            <text:p>0.2959403924324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390031953443987" calcext:value-type="float">
            <text:p>0.39003195344398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26676893746978" calcext:value-type="float">
            <text:p>0.26676893746978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197705254246825" calcext:value-type="float">
            <text:p>0.197705254246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269102713346949" calcext:value-type="float">
            <text:p>0.26910271334694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348008030439" calcext:value-type="float">
            <text:p>0.363480080304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69703444549439" calcext:value-type="float">
            <text:p>0.4697034445494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381654298353959" calcext:value-type="float">
            <text:p>0.3816542983539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8355943181355" calcext:value-type="float">
            <text:p>0.338355943181355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5301264932685" calcext:value-type="float">
            <text:p>0.3353012649326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.397165926322689" calcext:value-type="float">
            <text:p>0.39716592632268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.492006176340805" calcext:value-type="float">
            <text:p>0.49200617634080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.45305313419479" calcext:value-type="float">
            <text:p>0.453053134194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.382260361910846" calcext:value-type="float">
            <text:p>0.382260361910846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.398295535076405" calcext:value-type="float">
            <text:p>0.3982955350764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09850048126918" calcext:value-type="float">
            <text:p>0.509850048126918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68797732704235" calcext:value-type="float">
            <text:p>0.46879773270423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06538786400962" calcext:value-type="float">
            <text:p>0.40653878640096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.408658212551292" calcext:value-type="float">
            <text:p>0.408658212551292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.405764450050184" calcext:value-type="float">
            <text:p>0.405764450050184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.549848653416074" calcext:value-type="float">
            <text:p>0.54984865341607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.487504132012094" calcext:value-type="float">
            <text:p>0.48750413201209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.421462752352813" calcext:value-type="float">
            <text:p>0.421462752352813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.420928241038233" calcext:value-type="float">
            <text:p>0.4209282410382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21458566671669" calcext:value-type="float">
            <text:p>0.421458566671669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59302014245444" calcext:value-type="float">
            <text:p>0.55930201424544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94260862017103" calcext:value-type="float">
            <text:p>0.494260862017103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42992180715599" calcext:value-type="float">
            <text:p>0.442992180715599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37260304692642" calcext:value-type="float">
            <text:p>0.43726030469264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.412176411711562" calcext:value-type="float">
            <text:p>0.41217641171156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.553775708971293" calcext:value-type="float">
            <text:p>0.553775708971293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.493657441640751" calcext:value-type="float">
            <text:p>0.49365744164075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.46132019586301" calcext:value-type="float">
            <text:p>0.461320195863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.448489278561093" calcext:value-type="float">
            <text:p>0.44848927856109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24714228615525" calcext:value-type="float">
            <text:p>0.424714228615525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63953655323552" calcext:value-type="float">
            <text:p>0.5639536553235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04096575305975" calcext:value-type="float">
            <text:p>0.50409657530597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52119820547714" calcext:value-type="float">
            <text:p>0.4521198205477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51205903663731" calcext:value-type="float">
            <text:p>0.451205903663731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3946769248978" calcext:value-type="float">
            <text:p>0.439467692489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8666166081411" calcext:value-type="float">
            <text:p>0.586661660814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17057024636872" calcext:value-type="float">
            <text:p>0.5170570246368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55705690288502" calcext:value-type="float">
            <text:p>0.45570569028850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77892916259409" calcext:value-type="float">
            <text:p>0.47789291625940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.472094922407705" calcext:value-type="float">
            <text:p>0.47209492240770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.630154854032172" calcext:value-type="float">
            <text:p>0.630154854032172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.570845133350201" calcext:value-type="float">
            <text:p>0.5708451333502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.508145307055088" calcext:value-type="float">
            <text:p>0.508145307055088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.50467410055654" calcext:value-type="float">
            <text:p>0.5046741005565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499539443327164" calcext:value-type="float">
            <text:p>0.4995394433271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56270927980374" calcext:value-type="float">
            <text:p>0.65627092798037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0006297097377" calcext:value-type="float">
            <text:p>0.6000629709737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535962124571445" calcext:value-type="float">
            <text:p>0.53596212457144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530795191102424" calcext:value-type="float">
            <text:p>0.530795191102424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0.522296149770456" calcext:value-type="float">
            <text:p>0.522296149770456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0.683332078900252" calcext:value-type="float">
            <text:p>0.68333207890025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0.618290092257455" calcext:value-type="float">
            <text:p>0.618290092257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0.555350709996189" calcext:value-type="float">
            <text:p>0.55535070999618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0.555425864291412" calcext:value-type="float">
            <text:p>0.555425864291412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537855146226296" calcext:value-type="float">
            <text:p>0.5378551462262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702722061777463" calcext:value-type="float">
            <text:p>0.702722061777463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34414375445097" calcext:value-type="float">
            <text:p>0.63441437544509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563960131922519" calcext:value-type="float">
            <text:p>0.563960131922519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566188759275186" calcext:value-type="float">
            <text:p>0.566188759275186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0.545531914642732" calcext:value-type="float">
            <text:p>0.545531914642732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0.711532890756585" calcext:value-type="float">
            <text:p>0.71153289075658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0.644070828144755" calcext:value-type="float">
            <text:p>0.644070828144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0.572727273851115" calcext:value-type="float">
            <text:p>0.572727273851115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0.576983614219874" calcext:value-type="float">
            <text:p>0.57698361421987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60894459090697" calcext:value-type="float">
            <text:p>0.560894459090697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720817551614485" calcext:value-type="float">
            <text:p>0.72081755161448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52979463364329" calcext:value-type="float">
            <text:p>0.65297946336432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83008635646356" calcext:value-type="float">
            <text:p>0.5830086356463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89159909147849" calcext:value-type="float">
            <text:p>0.58915990914784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0.568767185822073" calcext:value-type="float">
            <text:p>0.568767185822073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0.732179710176619" calcext:value-type="float">
            <text:p>0.73217971017661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0.665459972644699" calcext:value-type="float">
            <text:p>0.665459972644699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0.591135076923356" calcext:value-type="float">
            <text:p>0.5911350769233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0.594099405593042" calcext:value-type="float">
            <text:p>0.594099405593042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79885212408208" calcext:value-type="float">
            <text:p>0.579885212408208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36555783615338" calcext:value-type="float">
            <text:p>0.736555783615338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670618643798191" calcext:value-type="float">
            <text:p>0.67061864379819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97301653036715" calcext:value-type="float">
            <text:p>0.597301653036715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603004764622184" calcext:value-type="float">
            <text:p>0.60300476462218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590337203546989" calcext:value-type="float">
            <text:p>0.59033720354698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742620446553893" calcext:value-type="float">
            <text:p>0.742620446553893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676116854028669" calcext:value-type="float">
            <text:p>0.676116854028669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605951474939981" calcext:value-type="float">
            <text:p>0.60595147493998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614670654596555" calcext:value-type="float">
            <text:p>0.61467065459655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98430367939121" calcext:value-type="float">
            <text:p>0.5984303679391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53737847485791" calcext:value-type="float">
            <text:p>0.75373784748579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681368880411117" calcext:value-type="float">
            <text:p>0.6813688804111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610901187878931" calcext:value-type="float">
            <text:p>0.610901187878931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61540332365671" calcext:value-type="float">
            <text:p>0.61540332365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office:value-type="float" office:value="0.60403869501776" calcext:value-type="float">
            <text:p>0.60403869501776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office:value-type="float" office:value="0.759145991288746" calcext:value-type="float">
            <text:p>0.759145991288746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office:value-type="float" office:value="0.687004221168424" calcext:value-type="float">
            <text:p>0.68700422116842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office:value-type="float" office:value="0.614182429172612" calcext:value-type="float">
            <text:p>0.614182429172612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office:value-type="float" office:value="0.62109670858584" calcext:value-type="float">
            <text:p>0.6210967085858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8:Sheet1.G10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IPAGothic" fo:language="en" fo:country="US" style:font-name-asian="IPAGothic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4T14:41:27.754128263</dc:date>
    <meta:editing-duration>PT3M16S</meta:editing-duration>
    <meta:editing-cycles>1</meta:editing-cycles>
    <meta:document-statistic meta:table-count="1" meta:cell-count="785" meta:object-count="0"/>
    <meta:generator>LibreOffice/7.1.7.2$Linux_X86_64 LibreOffice_project/10$Build-2</meta:generator>
  </office:meta>
</office:document-meta>
</file>